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1.852cm" style:rel-column-width="1050*"/>
    </style:style>
    <style:style style:name="Таблица1.B" style:family="table-column">
      <style:table-column-properties style:column-width="7.969cm" style:rel-column-width="4518*"/>
    </style:style>
    <style:style style:name="Таблица1.C" style:family="table-column">
      <style:table-column-properties style:column-width="2.926cm" style:rel-column-width="1659*"/>
    </style:style>
    <style:style style:name="Таблица1.D" style:family="table-column">
      <style:table-column-properties style:column-width="4.251cm" style:rel-column-width="2410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variant="normal" fo:text-transform="none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text-transform="lowercase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fo:font-variant="normal" fo:text-transform="none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font-size="14pt" fo:font-weight="normal" style:font-size-asian="14pt" style:font-weight-asian="normal" style:font-size-complex="14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variant="normal" fo:text-transform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ФЕДЕРАЛЬНОЕ АГЕНТСТВО ПО ОБРАЗОВАНИЮ</text:p>
      <text:p text:style-name="P3">Государственное учреждение высшего профессионального образования</text:p>
      <text:p text:style-name="P4"><text:span text:style-name="T1">«С</text:span>АНКТ-ПЕТЕРБУРГСКИЙ ГОСУДАРСТВЕННЫЙ ЭЛЕКТРОТЕХНИЧЕСКИЙ УНИВЕРСИТЕТ <text:span text:style-name="T1">«ЛЭТИ» им. В. И. Ульянова (Ленина)»</text:span></text:p>
      <text:p text:style-name="P5">(СпбГЭТУ)</text:p>
      <text:p text:style-name="P1"/>
      <text:p text:style-name="P2">Факультет<text:tab/><text:tab/>КТИ<text:tab/><text:tab/><text:tab/><text:tab/><text:tab/><text:tab/>УТВЕРЖДАЮ</text:p>
      <text:p text:style-name="P2">Кафедра<text:tab/><text:tab/>МО ЭВМ<text:tab/><text:tab/><text:tab/>Зав. кафедрой<text:tab/><text:tab/>Лисс А.Р.</text:p>
      <text:p text:style-name="P2">Специальность<text:tab/>230105<text:tab/><text:tab/><text:tab/>«....»................................................</text:p>
      <text:p text:style-name="P2"/>
      <text:p text:style-name="P1">КАЛЕНДАРНЫЙ ПЛАН</text:p>
      <text:p text:style-name="P1">дипломного проектирования</text:p>
      <text:p text:style-name="P2"/>
      <text:p text:style-name="P2">Студента<text:tab/>Еременка Андрея Вячеславовича</text:p>
      <text:p text:style-name="P2">Тема дипломного проекта (работы): </text:p>
      <text:p text:style-name="P2">Срок дипломного проектирования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8">№ п/п</text:p>
          </table:table-cell>
          <table:table-cell table:style-name="Таблица1.A1" office:value-type="string">
            <text:p text:style-name="P9">Наименование раздела</text:p>
          </table:table-cell>
          <table:table-cell table:style-name="Таблица1.A1" office:value-type="string">
            <text:p text:style-name="P9">Срок выполнения</text:p>
          </table:table-cell>
          <table:table-cell table:style-name="Таблица1.D1" office:value-type="string">
            <text:p text:style-name="P9">Отметка о выполнении</text:p>
          </table:table-cell>
        </table:table-row>
        <table:table-row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D2" office:value-type="string">
            <text:p text:style-name="P8"/>
          </table:table-cell>
        </table:table-row>
      </table:table>
      <text:p text:style-name="P2"/>
      <text:p text:style-name="P2"/>
      <text:p text:style-name="P2">Руководитель<text:tab/><text:tab/><text:tab/>Опалева Э.А.</text:p>
      <text:p text:style-name="P2">Консультант от кафедры<text:tab/></text:p>
      <text:p text:style-name="P2">Студент<text:tab/><text:tab/><text:tab/><text:tab/>Еременок А.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16:38:38</meta:creation-date>
    <meta:generator>OpenOffice.org/3.0$Linux OpenOffice.org_project/300m9$Build-9358</meta:generator>
    <dc:date>2008-12-30T17:00:30</dc:date>
    <dc:creator>Андрей Ерёменок</dc:creator>
    <meta:editing-duration>PT00H10M57S</meta:editing-duration>
    <meta:editing-cycles>19</meta:editing-cycles>
    <meta:document-statistic meta:table-count="1" meta:image-count="0" meta:object-count="0" meta:page-count="1" meta:paragraph-count="19" meta:word-count="66" meta:character-count="637"/>
  </office:meta>
</office:document-meta>
</file>